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EXO 27 </text:span></text:p>
      <text:p text:style-name="P1"><text:span text:style-name="T3">Ecrire une fonction qui calcule la partie entière d'un réel positif.</text:span></text:p>
      <text:p text:style-name="P1"><text:span text:style-name="T3">Ecrivez ensuite le programme principal qui appelle cette fonction.</text:span></text:p>
      <text:p text:style-name="P1"><text:span text:style-name="T3">Ecrire enfin le tout en Java</text:span></text:p>
      <text:p text:style-name="P1"><text:span text:style-name="T4"/></text:p>
      <text:p text:style-name="P1"><text:span text:style-name="T4"/></text:p>
      <text:p text:style-name="P1"><text:span text:style-name="T5">FONCTION<text:s/></text:span><text:span text:style-name="T6">PartieEntiere(REEL : x) : ENTIER</text:span></text:p>
      <text:p text:style-name="P1"><text:span text:style-name="T7"/></text:p>
      <text:p text:style-name="P2"><text:span text:style-name="T8"><text:s/>VARIABLES<text:line-break/><text:tab/>ENTIER<text:s/></text:span><text:span text:style-name="T9">resulat</text:span></text:p>
      <text:p text:style-name="P2"><text:span text:style-name="T9"><text:line-break/><text:tab/></text:span><text:span text:style-name="T10">DEBUT</text:span><text:span text:style-name="T11"><text:tab/><text:tab/></text:span></text:p>
      <text:p text:style-name="P2"><text:span text:style-name="T11"><text:tab/><text:s text:c="31"/>resultat=0<text:line-break/><text:tab/><text:tab/><text:tab/></text:span><text:span text:style-name="T12">TANT_QUE<text:s/></text:span><text:span text:style-name="T13">resultat &lt; x<text:s/></text:span><text:span text:style-name="T14">FAIRE</text:span><text:span text:style-name="T15"><text:line-break/><text:tab/><text:tab/><text:tab/><text:tab/>resultat = resultat+1<text:line-break/></text:span><text:span text:style-name="T16"><text:tab/><text:tab/><text:tab/>FIN_TANT_QUE<text:tab/></text:span></text:p>
      <text:p text:style-name="P3"><text:span text:style-name="T17"><text:tab/><text:tab/><text:tab/></text:span><text:span text:style-name="T18">RETOURNE<text:s/></text:span><text:span text:style-name="T19">Resultat -1 <text:tab/></text:span></text:p>
      <text:p text:style-name="P3"><text:span text:style-name="T19"><text:tab/></text:span></text:p>
      <text:p text:style-name="P4"><text:span text:style-name="T19"><text:tab/></text:span><text:span text:style-name="T20">FIN </text:span></text:p>
      <text:p text:style-name="P4"><text:span text:style-name="T21"/></text:p>
      <text:p text:style-name="P4"><text:span text:style-name="T21"/></text:p>
      <text:p text:style-name="P4"><text:span text:style-name="T22">VARIABLES<text:line-break/><text:tab/>REEL<text:s/></text:span><text:span text:style-name="T23">r</text:span></text:p>
      <text:p text:style-name="P4"><text:span text:style-name="T24">DEBUT<text:line-break/><text:tab/>ECRIRE<text:s/></text:span><text:span text:style-name="T25">("Valeur de n :")<text:line-break/><text:tab/></text:span><text:span text:style-name="T26">LIRE<text:s/></text:span><text:span text:style-name="T27">(n)<text:line-break/><text:tab/><text:line-break/><text:tab/></text:span><text:span text:style-name="T28">EXECUTER<text:s/></text:span><text:span text:style-name="T29">PartieEntiere<text:tab/>(n)<text:line-break/><text:tab/><text:line-break/><text:tab/></text:span><text:span text:style-name="T30">ECRIRE<text:s/></text:span><text:span text:style-name="T31">("Le resultat est" : + resulat(r))</text:span><text:span text:style-name="T32"><text:line-break/>FIN</text:span></text:p>
      <text:p text:style-name="P4"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